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59e08" officeooo:paragraph-rsid="00159e08"/>
    </style:style>
    <style:style style:name="P3" style:family="paragraph" style:parent-style-name="Standard">
      <style:text-properties officeooo:paragraph-rsid="00159e08"/>
    </style:style>
    <style:style style:name="P4" style:family="paragraph" style:parent-style-name="Standard">
      <style:text-properties officeooo:rsid="001707b6" officeooo:paragraph-rsid="001707b6"/>
    </style:style>
    <style:style style:name="T1" style:family="text">
      <style:text-properties officeooo:rsid="0013e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ncremente a nossa calculara para receber os valores a partir dos dados digitados pelo usuário e mostrar como um aler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05:48.638775139</dc:date>
    <meta:editing-duration>PT16M5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20" meta:character-count="120" meta:non-whitespace-character-count="101"/>
  </office:meta>
</office:document-meta>
</file>